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7cm"/>
    </style:style>
    <style:style style:name="co2" style:family="table-column">
      <style:table-column-properties fo:break-before="auto" style:column-width="10.9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WandTotem" style:base-cell-address="Tabelle1.A1"/>
      <style:map style:condition="cell-content()=2" style:apply-style-name="PlayerTotem" style:base-cell-address="Tabelle1.A1"/>
      <style:map style:condition="cell-content()=3" style:apply-style-name="ZielTotem" style:base-cell-address="Tabelle1.A1"/>
      <style:map style:condition="cell-content()=4" style:apply-style-name="ÖffnerTotem" style:base-cell-address="Tabelle1.A1"/>
      <style:map style:condition="cell-content()=5" style:apply-style-name="SchließerTotem" style:base-cell-address="Tabelle1.A1"/>
      <style:map style:condition="cell-content()=6" style:apply-style-name="SwitshTotem" style:base-cell-address="Tabelle1.A1"/>
      <style:map style:condition="cell-content()=7" style:apply-style-name="TodTotem" style:base-cell-address="Tabelle1.A1"/>
    </style:style>
    <style:style style:name="ce2" style:family="table-cell" style:parent-style-name="Default">
      <style:map style:condition="cell-content()=1" style:apply-style-name="WandTotem" style:base-cell-address="Tabelle1.H4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Default" table:number-columns-repeated="7"/>
          <table:table-cell/>
          <table:table-cell table:style-name="Default" table:number-columns-repeated="4"/>
          <table:table-cell table:style-name="ce3" table:formula="of:=&quot;,&#10;{&#10;{&quot;&amp;[.A1]&amp;&quot;,&quot;&amp;[.B1]&amp;&quot;,&quot;&amp;[.C1]&amp;&quot;,&quot;&amp;[.D1]&amp;&quot;,&quot;&amp;[.E1]&amp;&quot;,&quot;&amp;[.F1]&amp;&quot;,&quot;&amp;[.G1]&amp;&quot;,&quot;&amp;[.H1]&amp;&quot;,&quot;&amp;[.I1]&amp;&quot;,&quot;&amp;[.J1]&amp;&quot;,&quot;&amp;[.K1]&amp;&quot;,&quot;&amp;[.L1]&amp;&quot;},&quot;" office:value-type="string" office:string-value=",&#10;{&#10;{1,1,1,1,1,1,1,1,1,1,1,1}," calcext:value-type="string">
            <text:p>,</text:p>
            <text:p>{</text:p>
            <text:p>{1,1,1,1,1,1,1,1,1,1,1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2]&amp;&quot;,&quot;&amp;[.B2]&amp;&quot;,&quot;&amp;[.C2]&amp;&quot;,&quot;&amp;[.D2]&amp;&quot;,&quot;&amp;[.E2]&amp;&quot;,&quot;&amp;[.F2]&amp;&quot;,&quot;&amp;[.G2]&amp;&quot;,&quot;&amp;[.H2]&amp;&quot;,&quot;&amp;[.I2]&amp;&quot;,&quot;&amp;[.J2]&amp;&quot;,&quot;&amp;[.K2]&amp;&quot;,&quot;&amp;[.L2]&amp;&quot;},&quot;" office:value-type="string" office:string-value="{1,0,0,0,0,0,0,0,0,0,0,1}," calcext:value-type="string">
            <text:p>{1,0,0,0,0,0,0,0,0,0,0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3]&amp;&quot;,&quot;&amp;[.B3]&amp;&quot;,&quot;&amp;[.C3]&amp;&quot;,&quot;&amp;[.D3]&amp;&quot;,&quot;&amp;[.E3]&amp;&quot;,&quot;&amp;[.F3]&amp;&quot;,&quot;&amp;[.G3]&amp;&quot;,&quot;&amp;[.H3]&amp;&quot;,&quot;&amp;[.I3]&amp;&quot;,&quot;&amp;[.J3]&amp;&quot;,&quot;&amp;[.K3]&amp;&quot;,&quot;&amp;[.L3]&amp;&quot;},&quot;" office:value-type="string" office:string-value="{1,0,0,0,0,0,0,0,0,0,0,1}," calcext:value-type="string">
            <text:p>{1,0,0,0,0,0,0,0,0,0,0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4]&amp;&quot;,&quot;&amp;[.B4]&amp;&quot;,&quot;&amp;[.C4]&amp;&quot;,&quot;&amp;[.D4]&amp;&quot;,&quot;&amp;[.E4]&amp;&quot;,&quot;&amp;[.F4]&amp;&quot;,&quot;&amp;[.G4]&amp;&quot;,&quot;&amp;[.H4]&amp;&quot;,&quot;&amp;[.I4]&amp;&quot;,&quot;&amp;[.J4]&amp;&quot;,&quot;&amp;[.K4]&amp;&quot;,&quot;&amp;[.L4]&amp;&quot;},&quot;" office:value-type="string" office:string-value="{1,0,0,0,0,0,0,7,0,0,0,1}," calcext:value-type="string">
            <text:p>{1,0,0,0,0,0,0,7,0,0,0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5]&amp;&quot;,&quot;&amp;[.B5]&amp;&quot;,&quot;&amp;[.C5]&amp;&quot;,&quot;&amp;[.D5]&amp;&quot;,&quot;&amp;[.E5]&amp;&quot;,&quot;&amp;[.F5]&amp;&quot;,&quot;&amp;[.G5]&amp;&quot;,&quot;&amp;[.H5]&amp;&quot;,&quot;&amp;[.I5]&amp;&quot;,&quot;&amp;[.J5]&amp;&quot;,&quot;&amp;[.K5]&amp;&quot;,&quot;&amp;[.L5]&amp;&quot;},&quot;" office:value-type="string" office:string-value="{1,1,0,0,0,0,0,0,0,0,0,1}," calcext:value-type="string">
            <text:p>{1,1,0,0,0,0,0,0,0,0,0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6]&amp;&quot;,&quot;&amp;[.B6]&amp;&quot;,&quot;&amp;[.C6]&amp;&quot;,&quot;&amp;[.D6]&amp;&quot;,&quot;&amp;[.E6]&amp;&quot;,&quot;&amp;[.F6]&amp;&quot;,&quot;&amp;[.G6]&amp;&quot;,&quot;&amp;[.H6]&amp;&quot;,&quot;&amp;[.I6]&amp;&quot;,&quot;&amp;[.J6]&amp;&quot;,&quot;&amp;[.K6]&amp;&quot;,&quot;&amp;[.L6]&amp;&quot;},&quot;" office:value-type="string" office:string-value="{1,0,0,0,0,0,3,0,1,0,1,1}," calcext:value-type="string">
            <text:p>{1,0,0,0,0,0,3,0,1,0,1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7]&amp;&quot;,&quot;&amp;[.B7]&amp;&quot;,&quot;&amp;[.C7]&amp;&quot;,&quot;&amp;[.D7]&amp;&quot;,&quot;&amp;[.E7]&amp;&quot;,&quot;&amp;[.F7]&amp;&quot;,&quot;&amp;[.G7]&amp;&quot;,&quot;&amp;[.H7]&amp;&quot;,&quot;&amp;[.I7]&amp;&quot;,&quot;&amp;[.J7]&amp;&quot;,&quot;&amp;[.K7]&amp;&quot;,&quot;&amp;[.L7]&amp;&quot;},&quot;" office:value-type="string" office:string-value="{1,0,0,0,0,0,1,0,0,0,0,1}," calcext:value-type="string">
            <text:p>{1,0,0,0,0,0,1,0,0,0,0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8]&amp;&quot;,&quot;&amp;[.B8]&amp;&quot;,&quot;&amp;[.C8]&amp;&quot;,&quot;&amp;[.D8]&amp;&quot;,&quot;&amp;[.E8]&amp;&quot;,&quot;&amp;[.F8]&amp;&quot;,&quot;&amp;[.G8]&amp;&quot;,&quot;&amp;[.H8]&amp;&quot;,&quot;&amp;[.I8]&amp;&quot;,&quot;&amp;[.J8]&amp;&quot;,&quot;&amp;[.K8]&amp;&quot;,&quot;&amp;[.L8]&amp;&quot;},&quot;" office:value-type="string" office:string-value="{1,0,0,1,0,0,0,0,0,4,0,1}," calcext:value-type="string">
            <text:p>{1,0,0,1,0,0,0,0,0,4,0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9]&amp;&quot;,&quot;&amp;[.B9]&amp;&quot;,&quot;&amp;[.C9]&amp;&quot;,&quot;&amp;[.D9]&amp;&quot;,&quot;&amp;[.E9]&amp;&quot;,&quot;&amp;[.F9]&amp;&quot;,&quot;&amp;[.G9]&amp;&quot;,&quot;&amp;[.H9]&amp;&quot;,&quot;&amp;[.I9]&amp;&quot;,&quot;&amp;[.J9]&amp;&quot;,&quot;&amp;[.K9]&amp;&quot;,&quot;&amp;[.L9]&amp;&quot;},&quot;" office:value-type="string" office:string-value="{1,0,0,0,0,1,0,0,5,0,0,1}," calcext:value-type="string">
            <text:p>{1,0,0,0,0,1,0,0,5,0,0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10]&amp;&quot;,&quot;&amp;[.B10]&amp;&quot;,&quot;&amp;[.C10]&amp;&quot;,&quot;&amp;[.D10]&amp;&quot;,&quot;&amp;[.E10]&amp;&quot;,&quot;&amp;[.F10]&amp;&quot;,&quot;&amp;[.G10]&amp;&quot;,&quot;&amp;[.H10]&amp;&quot;,&quot;&amp;[.I10]&amp;&quot;,&quot;&amp;[.J10]&amp;&quot;,&quot;&amp;[.K10]&amp;&quot;,&quot;&amp;[.L10]&amp;&quot;},&quot;" office:value-type="string" office:string-value="{1,0,0,0,0,0,0,0,0,0,1,1}," calcext:value-type="string">
            <text:p>{1,0,0,0,0,0,0,0,0,0,1,1},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4"/>
          <table:table-cell table:formula="of:=&quot;{&quot;&amp;[.A11]&amp;&quot;,&quot;&amp;[.B11]&amp;&quot;,&quot;&amp;[.C11]&amp;&quot;,&quot;&amp;[.D11]&amp;&quot;,&quot;&amp;[.E11]&amp;&quot;,&quot;&amp;[.F11]&amp;&quot;,&quot;&amp;[.G11]&amp;&quot;,&quot;&amp;[.H11]&amp;&quot;,&quot;&amp;[.I11]&amp;&quot;,&quot;&amp;[.J11]&amp;&quot;,&quot;&amp;[.K11]&amp;&quot;,&quot;&amp;[.L11]&amp;&quot;},&quot;" office:value-type="string" office:string-value="{1,2,0,0,0,0,1,6,0,1,0,1}," calcext:value-type="string">
            <text:p>{1,2,0,0,0,0,1,6,0,1,0,1},</text:p>
          </table:table-cell>
        </table:table-row>
        <table:table-row table:style-name="ro4">
          <table:table-cell table:style-name="Default" table:number-columns-repeated="7"/>
          <table:table-cell/>
          <table:table-cell table:style-name="Default" table:number-columns-repeated="4"/>
          <table:table-cell table:style-name="ce3" table:formula="of:=&quot;{&quot;&amp;[.A12]&amp;&quot;,&quot;&amp;[.B12]&amp;&quot;,&quot;&amp;[.C12]&amp;&quot;,&quot;&amp;[.D12]&amp;&quot;,&quot;&amp;[.E12]&amp;&quot;,&quot;&amp;[.F12]&amp;&quot;,&quot;&amp;[.G12]&amp;&quot;,&quot;&amp;[.H12]&amp;&quot;,&quot;&amp;[.I12]&amp;&quot;,&quot;&amp;[.J12]&amp;&quot;,&quot;&amp;[.K12]&amp;&quot;,&quot;&amp;[.L12]&amp;&quot;}&#10;}&quot;" office:value-type="string" office:string-value="{1,1,1,1,1,1,1,1,1,1,1,1}&#10;}" calcext:value-type="string">
            <text:p>{1,1,1,1,1,1,1,1,1,1,1,1}</text:p>
            <text:p>}</text:p>
          </table:table-cell>
        </table:table-row>
        <calcext:conditional-formats>
          <calcext:conditional-format calcext:target-range-address="Tabelle1.H4:Tabelle1.H4">
            <calcext:condition calcext:apply-style-name="WandTotem" calcext:value="=1" calcext:base-cell-address="Tabelle1.H4"/>
          </calcext:conditional-format>
          <calcext:conditional-format calcext:target-range-address="Tabelle1.A1:Tabelle1.L12">
            <calcext:condition calcext:apply-style-name="WandTotem" calcext:value="=1" calcext:base-cell-address="Tabelle1.A1"/>
            <calcext:condition calcext:apply-style-name="PlayerTotem" calcext:value="=2" calcext:base-cell-address="Tabelle1.A1"/>
            <calcext:condition calcext:apply-style-name="ZielTotem" calcext:value="=3" calcext:base-cell-address="Tabelle1.A1"/>
            <calcext:condition calcext:apply-style-name="ÖffnerTotem" calcext:value="=4" calcext:base-cell-address="Tabelle1.A1"/>
            <calcext:condition calcext:apply-style-name="SchließerTotem" calcext:value="=5" calcext:base-cell-address="Tabelle1.A1"/>
            <calcext:condition calcext:apply-style-name="SwitshTotem" calcext:value="=6" calcext:base-cell-address="Tabelle1.A1"/>
            <calcext:condition calcext:apply-style-name="TodTotem" calcext:value="=7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andTotem" style:family="table-cell" style:parent-style-name="Default">
      <style:table-cell-properties fo:background-color="#7d7d7d"/>
    </style:style>
    <style:style style:name="PlayerTotem" style:family="table-cell" style:parent-style-name="Default">
      <style:table-cell-properties fo:background-color="#fa00fa"/>
    </style:style>
    <style:style style:name="ZielTotem" style:family="table-cell" style:parent-style-name="Default">
      <style:table-cell-properties fo:background-color="#00fafa"/>
    </style:style>
    <style:style style:name="ÖffnerTotem" style:family="table-cell" style:parent-style-name="Default">
      <style:table-cell-properties fo:background-color="#7d3f00"/>
    </style:style>
    <style:style style:name="SchließerTotem" style:family="table-cell" style:parent-style-name="Default">
      <style:table-cell-properties fo:background-color="#fa7d00"/>
    </style:style>
    <style:style style:name="SwitshTotem" style:family="table-cell" style:parent-style-name="Default">
      <style:table-cell-properties fo:background-color="#fafa00"/>
    </style:style>
    <style:style style:name="TodTotem" style:family="table-cell" style:parent-style-name="Default">
      <style:table-cell-properties fo:background-color="#fa0000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.00.0000</text:date>, <text:time style:data-style-name="N2" text:time-value="13:18:26.1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4:47:32.425000000</meta:creation-date>
    <dc:date>2024-10-31T15:05:26.720000000</dc:date>
    <meta:editing-duration>PT20M31S</meta:editing-duration>
    <meta:editing-cycles>4</meta:editing-cycles>
    <meta:generator>LibreOffice/24.8.2.1$Windows_X86_64 LibreOffice_project/0f794b6e29741098670a3b95d60478a65d05ef13</meta:generator>
    <meta:document-statistic meta:table-count="1" meta:cell-count="156" meta:object-count="0"/>
  </office:meta>
</office:document-meta>
</file>